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subtitle">
      <style:graphic-properties draw:fill-color="#ffffff" draw:auto-grow-height="true" fo:min-height="12.179cm"/>
    </style:style>
    <style:style style:name="pr6" style:family="presentation" style:parent-style-name="Standard-outline1">
      <style:graphic-properties fo:min-height="11.929cm"/>
    </style:style>
    <style:style style:name="P1" style:family="paragraph">
      <style:text-properties style:text-underline-style="none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006600"/>
    </style:style>
    <style:style style:name="T7" style:family="text">
      <style:text-properties fo:color="#c5000b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color="#0066ff"/>
    </style:style>
    <style:style style:name="T10" style:family="text">
      <style:text-properties fo:color="#009900"/>
    </style:style>
    <style:style style:name="T11" style:family="text">
      <style:text-properties fo:color="#ff420e"/>
    </style:style>
    <style:style style:name="T12" style:family="text">
      <style:text-properties fo:color="#000000"/>
    </style:style>
    <style:style style:name="T13" style:family="text">
      <style:text-properties fo:color="#0066ff" fo:font-weight="bold" style:font-weight-asian="bold" style:font-weight-complex="bold"/>
    </style:style>
    <style:style style:name="T14" style:family="text">
      <style:text-properties fo:color="#009900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ff420e" fo:font-weight="normal" style:font-weight-asian="normal" style:font-weight-complex="normal"/>
    </style:style>
    <style:style style:name="T17" style:family="text">
      <style:text-properties fo:color="#0066ff" fo:font-weight="normal" style:font-weight-asian="normal" style:font-weight-complex="normal"/>
    </style:style>
    <style:style style:name="T18" style:family="text">
      <style:text-properties fo:color="#00000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hapter 11 : <text:s/>Customize IO</text:span></text:p>
          </draw:text-box>
        </draw:frame>
        <draw:frame presentation:style-name="pr2" draw:layer="layout" svg:width="22.399cm" svg:height="12.179cm" svg:x="4.2cm" svg:y="4.914cm" presentation:class="subtitle" presentation:user-transformed="true">
          <draw:text-box>
            <text:p text:style-name="P2">1. Regularity and irregularity</text:p>
            <text:p text:style-name="P2">2. Stream formating</text:p>
            <text:p text:style-name="P2">3. File opening and positioning</text:p>
            <text:p text:style-name="P2">4. String streams</text:p>
            <text:p text:style-name="P2">5. Line-oriented input</text:p>
            <text:p text:style-name="P2">6. Character classification</text:p>
            <text:p text:style-name="P2">7. Nonstandard seperator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4" draw:text-style-name="P4" draw:layer="layout" svg:width="25.199cm" svg:height="3.506cm" svg:x="1.4cm" svg:y="0.837cm" presentation:class="title">
          <draw:text-box>
            <text:p text:style-name="P3"><text:span text:style-name="T2">1. Regularity and irregularity</text:span></text:p>
          </draw:text-box>
        </draw:frame>
        <draw:frame presentation:style-name="pr5" draw:text-style-name="P6" draw:layer="layout" svg:width="25.199cm" svg:height="13.021cm" svg:x="1.4cm" svg:y="4.493cm" presentation:class="subtitle" presentation:user-transformed="true">
          <draw:text-box>
            <text:list text:style-name="L1">
              <text:list-header>
                <text:p text:style-name="P5"><text:span text:style-name="T3">Regularity</text:span><text:span text:style-name="T4"> </text:span><text:span text:style-name="T4"><text:line-break/></text:span><text:span text:style-name="T4"><text:line-break/></text:span><text:span text:style-name="T4">All Input types are sequence of characters</text:span><text:span text:style-name="T4"><text:line-break/></text:span><text:span text:style-name="T4"/></text:p>
                <text:p text:style-name="P5"><text:span text:style-name="T5">int a = 1927; <text:s text:c="2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-&gt; value stored in file: <text:s/>input.txt</text:span><text:span text:style-name="T5"><text:line-break/></text:span><text:span text:style-name="T5">isstream is { „input.txt“};</text:span><text:span text:style-name="T5"><text:line-break/></text:span><text:span text:style-name="T5">string input;</text:span><text:span text:style-name="T5"><text:line-break/></text:span><text:span text:style-name="T5">cin &gt;&gt; input;</text:span><text:span text:style-name="T5"><text:line-break/></text:span><text:span text:style-name="T5"><text:line-break/></text:span><text:span text:style-name="T4">integer are considered as characters: '1', '9', '2', '7'</text:span><text:span text:style-name="T5"><text:line-break/></text:span><text:span text:style-name="T5"/></text:p>
                <text:p text:style-name="P5"><text:span text:style-name="T4"><text:line-break/></text:span><text:span text:style-name="T3">Irregularity</text:span></text:p>
                <text:p text:style-name="P5"><text:span text:style-name="T5"/></text:p>
                <text:p text:style-name="P5"><text:span text:style-name="T5">Input shall not be traited as character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3"><text:span text:style-name="T2">2. Stream formating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insecure</text:span><text:line-break/>cout &lt;&lt; 1234;<text:tab/><text:tab/><text:tab/><text:tab/><text:tab/> <text:s text:c="6"/>// preceding base rest<text:line-break/></text:p>
                <text:p><text:span text:style-name="T2">secure</text:span><text:line-break/>cout &lt;&lt; <text:span text:style-name="T6">hex</text:span> &lt;&lt; 1234 <text:tab/><text:tab/><text:tab/><text:tab/>// results in next slide<text:line-break/>cout &lt;&lt; <text:span text:style-name="T6">dec</text:span> &lt;&lt; 1234<text:line-break/><text:line-break/><text:span text:style-name="T2">for control</text:span><text:line-break/>cout &lt;&lt; <text:span text:style-name="T7">showbase</text:span></text:p>
                <text:p/>
                <text:p>see coded lines in:<text:line-break/>.../11-customize-IO/ katrin/ formating.cpp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6" draw:layer="layout" svg:width="25.199cm" svg:height="16.2cm" svg:x="1.8cm" svg:y="2.4cm" presentation:class="outline" presentation:user-transformed="true">
          <draw:text-box>
            <text:list text:style-name="L2">
              <text:list-header>
                <text:p><text:span text:style-name="T8">default is decimal base</text:span><text:span text:style-name="T2"><text:line-break/></text:span><text:line-break/><text:line-break/>cout &lt;&lt; „ Enter <text:span text:style-name="T9">1234</text:span> twice \n“; <text:s text:c="3"/><text:line-break/><text:span text:style-name="T10">int</text:span> input_1, input_2;</text:p>
                <text:p>cin &gt;&gt; input_1;<text:tab/><text:tab/><text:tab/><text:tab/><text:tab/> <text:s text:c="18"/><text:tab/><text:tab/> <text:s text:c="4"/>// shows: <text:s text:c="2"/>1234<text:line-break/>cin &gt;&gt; <text:span text:style-name="T10">hex</text:span> &gt;&gt; input_2; <text:s text:c="10"/><text:tab/><text:tab/><text:tab/><text:tab/> <text:s text:c="5"/>// shows: <text:s text:c="2"/><text:span text:style-name="T10">4660</text:span><text:line-break/></text:p>
                <text:p>cout &lt;&lt; <text:span text:style-name="T11">showbase</text:span> &lt;&lt; input_2; <text:s text:c="7"/></text:p>
                <text:p>result: <text:span text:style-name="T10">4660</text:span> <text:s text:c="37"/>// <text:span text:style-name="T10">dezimal number</text:span><text:tab/><text:tab/><text:tab/><text:tab/><text:tab/> <text:s/><text:tab/><text:tab/><text:tab/><text:tab/><text:tab/><text:tab/><text:tab/><text:tab/> <text:s text:c="34"/><text:tab/> <text:s text:c="3"/><text:tab/><text:tab/><text:tab/><text:tab/> <text:s text:c="11"/>4660 (dez) -&gt; 1234 (hex)</text:p>
                <text:p><text:line-break/><text:span text:style-name="T12">input value</text:span><text:span text:style-name="T9"> 1234</text:span><text:span text:style-name="T12"> is </text:span><text:span text:style-name="T10">treated as </text:span><text:span text:style-name="T12">a </text:span><text:span text:style-name="T10">hex </text:span><text:span text:style-name="T12">value and </text:span><text:span text:style-name="T9">per default converted in dez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2">floating point 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ut &lt;&lt; 123.45 <text:tab/><text:tab/><text:tab/> <text:s text:c="10"/><text:tab/><text:tab/> <text:s text:c="7"/>// shows: 123.45<text:line-break/>cout &lt;&lt; <text:span text:style-name="T9">1234.567</text:span>89 <text:tab/><text:tab/><text:tab/> <text:s text:c="2"/><text:tab/><text:tab/> <text:s text:c="7"/>// <text:span text:style-name="T9">1234.57</text:span><text:line-break/>cout &lt;&lt; <text:span text:style-name="T10">fixed</text:span> &lt;&lt; 123.45 <text:tab/><text:tab/> <text:s text:c="2"/><text:tab/><text:tab/> <text:s text:c="2"/><text:tab/><text:tab/>// 123.<text:span text:style-name="T10">450000</text:span><text:line-break/>cout &lt;&lt; <text:span text:style-name="T10">fixed</text:span> &lt;&lt; 1234.56789 <text:tab/><text:tab/> <text:s text:c="7"/>// 1234.<text:span text:style-name="T10">567</text:span><text:span text:style-name="T11">000</text:span><text:line-break/>cout &lt;&lt; <text:span text:style-name="T10">scientific</text:span> &lt;&lt; 123.45 <text:tab/> <text:s text:c="2"/><text:tab/><text:tab/> <text:s text:c="3"/>// 1.234500e+02<text:line-break/><text:line-break/><text:span text:style-name="T9">default</text:span><text:span text:style-name="T9"><text:line-break/></text:span><text:span text:style-name="T13">6 digits are used </text:span></text:p>
                <text:p><text:span text:style-name="T2"><text:line-break/></text:span><text:span text:style-name="T14">fixed</text:span><text:span text:style-name="T2"><text:line-break/></text:span><text:span text:style-name="T14">6 floating numbers are shown</text:span><text:span text:style-name="T15">. But </text:span><text:span text:style-name="T16">cut</text:span><text:span text:style-name="T15"> as well (ch 11.2.4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3"><text:span text:style-name="T2">Formating space between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#include&lt;&lt;iomanip&gt;<text:line-break/><text:line-break/>cout &lt;&lt; '|' &lt;&lt; <text:span text:style-name="T10">std::setw(10)</text:span> &lt;&lt; 23 &lt;&lt; '|' ;</text:p>
                <text:p/>
                <text:p><text:span text:style-name="T10">space between will be 10 </text:span><text:line-break/><text:line-break/>shows<text:tab/><text:tab/><text:tab/><text:tab/><text:tab/><text:tab/><text:tab/>|<text:span text:style-name="T10">........23</text:span>|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3"><text:span text:style-name="T2">3. File opening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std::ifstream steam_1 {text.txt, <text:s text:c="3"/><text:tab/><text:tab/><text:tab/><text:tab/><text:tab/><text:tab/><text:tab/><text:tab/><text:tab/><text:tab/><text:tab/><text:tab/><text:tab/><text:tab/><text:tab/><text:span text:style-name="T9">std::ifstream::binary</text:span>}<text:line-break/><text:line-break/><text:span text:style-name="T10">int</text:span> binary_1, <text:span text:style-name="T10">std::string</text:span> binary_2;<text:line-break/></text:p>
                <text:p>stream_1 &gt;&gt; binary_1 &gt;&gt; binary_2;</text:p>
                <text:p>std::cout &lt;&lt; binary_1 &lt;&lt; binary_2;<text:line-break/></text:p>
                <text:p><text:line-break/><text:span text:style-name="T10">123</text:span> <text:s/><text:span text:style-name="T9">[0]</text:span><text:span text:style-name="T10">56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3"><text:span text:style-name="T2">Positioning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<text:line-break/><text:span text:style-name="T10">// starts reading by index 3 (4th char)</text:span><text:line-break/>stream_1.seekg(3); <text:s text:c="3"/><text:line-break/><text:line-break/><text:span text:style-name="T10">// starts writing by index 3 (4th char)</text:span><text:line-break/>stream_1.seekp(3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4. String streams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td:string orbits(„365.24 29.53“);<text:line-break/>std::string::size_type <text:s/>size;<text:line-break/><text:line-break/><text:span text:style-name="T9">// string to double <text:s text:c="14"/></text:span><text:span text:style-name="T11"><text:s/>// NOT WORKING</text:span><text:line-break/><text:span text:style-name="T10">double</text:span> d_1, d_2, d_3;<text:line-break/>double earth = <text:span text:style-name="T9">std::stod</text:span>(orbits, &amp;size);</text:p>
                <text:p>istringstream stream_a {earth};<text:line-break/></text:p>
                <text:p>stream_a &gt;&gt; <text:span text:style-name="T10">d_1</text:span> &gt;&gt; <text:span text:style-name="T10">d_2</text:span>;<text:line-break/>d_3 = <text:span text:style-name="T9">std::stod</text:span>(„1.345“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5. Line-oriented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td::string name;</text:p>
                <text:p><text:span text:style-name="T9">getline</text:span>(cin, name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read 1 character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The <text:span text:style-name="T17">istream::get()</text:span> function reads a single character.<text:line-break/><text:line-break/>for(char c; cin.<text:span text:style-name="T17">get(</text:span><text:span text:style-name="T18">c</text:span><text:span text:style-name="T17">)</text:span>; ){<text:line-break/> <text:s text:c="3"/><text:line-break/><text:tab/>// analyse char<text:line-break/><text:tab/>if (<text:span text:style-name="T10">isspace(</text:span>c<text:span text:style-name="T10">)</text:span>) ....<text:line-break/> <text:s text:c="3"/>if (<text:span text:style-name="T10">isdigit(</text:span>c<text:span text:style-name="T10">)</text:span>) ....<text:line-break/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7. nonstandard separators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0">bool Punct_stream::is_whitespace(char c);</text:span><text:line-break/></text:p>
                <text:p>std:: Punct_stream stream_5 { cin };<text:line-break/><text:line-break/>stream_5.whitespace(„ +“*ç%&amp;“);<text:line-break/><text:line-break/>for( string word; stream_5 &gt;&gt; word;)</text:p>
                <text:p>std::cout &lt;&lt; word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9T10:43:43.333814487</meta:creation-date>
    <dc:date>2015-12-01T18:40:15.780253307</dc:date>
    <meta:editing-duration>PT10H27M51S</meta:editing-duration>
    <meta:editing-cycles>38</meta:editing-cycles>
    <meta:generator>LibreOffice/4.2.8.2$Linux_X86_64 LibreOffice_project/420m0$Build-2</meta:generator>
    <meta:document-statistic meta:object-count="68"/>
  </office:meta>
</office:document-meta>
</file>